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iresias PCfont" svg:font-family="'Tiresias PCfont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dbf01" officeooo:paragraph-rsid="0041ab09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bfed0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.08cm"/>
      <style:text-properties style:font-name="BetecknaLowerCase1" officeooo:rsid="001290e9" officeooo:paragraph-rsid="003bfed0"/>
    </style:style>
    <style:style style:name="P7" style:family="paragraph" style:parent-style-name="Standard">
      <style:paragraph-properties fo:line-height="1.08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8c05"/>
    </style:style>
    <style:style style:name="P8" style:family="paragraph" style:parent-style-name="Text_20_body">
      <style:paragraph-properties fo:line-height="123%" fo:text-align="end" style:justify-single-word="false"/>
      <style:text-properties officeooo:paragraph-rsid="003bfed0"/>
    </style:style>
    <style:style style:name="P9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47266" style:font-size-asian="6pt" style:font-size-complex="6pt"/>
    </style:style>
    <style:style style:name="P10" style:family="paragraph">
      <style:text-properties style:font-name="Tiresias PCfont" fo:font-size="96pt" style:font-size-asian="96pt" style:font-size-complex="96pt"/>
    </style:style>
    <style:style style:name="P11" style:family="paragraph">
      <style:text-properties style:font-name="FreeSans1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style:font-name="Tiresias PCfont" officeooo:rsid="003bfed0" style:font-size-complex="10pt"/>
    </style:style>
    <style:style style:name="T5" style:family="text">
      <style:text-properties style:use-window-font-color="true" style:font-name="Tiresias PCfont" fo:font-size="18pt" officeooo:rsid="003bfed0" style:font-size-asian="18pt" style:font-size-complex="18pt"/>
    </style:style>
    <style:style style:name="T6" style:family="text">
      <style:text-properties fo:text-transform="lowercase" style:font-name="Tiresias PCfont" fo:font-size="48pt" officeooo:rsid="003bfed0" style:font-size-asian="48pt" style:font-size-complex="48pt"/>
    </style:style>
    <style:style style:name="T7" style:family="text">
      <style:text-properties fo:text-transform="lowercase" style:font-name="Tiresias PCfont" fo:font-size="12pt" officeooo:rsid="003bfed0" style:font-size-asian="12pt" style:font-size-complex="12pt"/>
    </style:style>
    <style:style style:name="T8" style:family="text">
      <style:text-properties fo:text-transform="lowercase" style:font-name="Tiresias PCfont" fo:font-size="20pt" officeooo:rsid="003bfed0" style:font-size-asian="20pt" style:font-size-complex="20pt"/>
    </style:style>
    <style:style style:name="T9" style:family="text">
      <style:text-properties fo:text-transform="lowercase" style:font-name="Tiresias PCfont" fo:font-size="8pt" officeooo:rsid="003bfed0" style:font-size-asian="8pt" style:font-size-complex="8pt"/>
    </style:style>
    <style:style style:name="T10" style:family="text">
      <style:text-properties officeooo:rsid="003bfed0"/>
    </style:style>
    <style:style style:name="T11" style:family="text">
      <style:text-properties officeooo:rsid="0015d803"/>
    </style:style>
    <style:style style:name="T12" style:family="text">
      <style:text-properties officeooo:rsid="001a7abf"/>
    </style:style>
    <style:style style:name="T13" style:family="text">
      <style:text-properties officeooo:rsid="001f5956"/>
    </style:style>
    <style:style style:name="T14" style:family="text">
      <style:text-properties style:font-name="Tiresias PCfont" fo:font-size="96pt" style:font-size-asian="96pt" style:font-size-complex="96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0" svg:width="3.714cm" svg:height="5.98cm" svg:x="2.007cm" svg:y="1.644cm">
        <draw:text-box>
          <text:p><text:span text:style-name="T14">v</text:span></text:p>
        </draw:text-box>
      </draw:frame>
      <draw:frame text:anchor-type="page" text:anchor-page-number="1" draw:z-index="1" draw:style-name="gr2" draw:text-style-name="P11" svg:width="0.237cm" svg:height="0.579cm" svg:x="2.604cm" svg:y="4.47cm">
        <draw:text-box>
          <text:p><text:span text:style-name="T15">1</text:span></text:p>
        </draw:text-box>
      </draw:frame>
      <draw:line text:anchor-type="page" text:anchor-page-number="1" draw:z-index="2" draw:style-name="gr3" draw:text-style-name="P12" svg:x1="2.813cm" svg:y1="3.948cm" svg:x2="3.559cm" svg:y2="6.012cm">
        <text:p/>
      </draw:line>
      <draw:line text:anchor-type="page" text:anchor-page-number="1" draw:z-index="3" draw:style-name="gr3" draw:text-style-name="P12" svg:x1="4.184cm" svg:y1="5.985cm" svg:x2="4.988cm" svg:y2="3.974cm">
        <text:p/>
      </draw:line>
      <draw:frame text:anchor-type="page" text:anchor-page-number="1" draw:z-index="4" draw:style-name="gr2" draw:text-style-name="P11" svg:width="0.237cm" svg:height="0.579cm" svg:x="4.951cm" svg:y="4.47cm">
        <draw:text-box>
          <text:p><text:span text:style-name="T15">2</text:span></text:p>
        </draw:text-box>
      </draw:frame>
      <text:p text:style-name="P4">LATIN <text:span text:style-name="T3">SMALL</text:span> LETTER <text:span text:style-name="T10">V</text:span></text:p>
      <text:p text:style-name="P5">Das <text:span text:style-name="T3">kleine</text:span> <text:span text:style-name="T10">Fau</text:span></text:p>
      <text:p text:style-name="P1"/>
      <text:p text:style-name="P2">vielleicht<text:span text:style-name="T11"> </text:span><text:span text:style-name="T2">•</text:span><text:span text:style-name="T12"> viel </text:span><text:span text:style-name="T2">•</text:span><text:span text:style-name="T12"> vergessen </text:span><text:span text:style-name="T2">•</text:span><text:span text:style-name="T12"> verstehen </text:span><text:span text:style-name="T2">•</text:span><text:span text:style-name="T12"> verheiratet </text:span><text:span text:style-name="T2">•</text:span><text:span text:style-name="T12"> verboten</text:span></text:p>
      <text:p text:style-name="P8"><text:span text:style-name="Outline_5f_very_5f_large"><text:span text:style-name="T4">v</text:span></text:span><text:span text:style-name="Outline_5f_very_5f_large"><text:span text:style-name="T5"> </text:span></text:span><text:span text:style-name="Outline_5f_very_5f_large"><text:span text:style-name="T4">v</text:span></text:span><text:span text:style-name="Outline_5f_very_5f_large"><text:span text:style-name="T5"> </text:span></text:span><text:span text:style-name="Outline_5f_very_5f_large"><text:span text:style-name="T4">v</text:span></text:span><text:span text:style-name="Outline_5f_very_5f_large"><text:span text:style-name="T5"> </text:span></text:span><text:span text:style-name="Outline_5f_very_5f_large"><text:span text:style-name="T4">v</text:span></text:span><text:span text:style-name="Outline_5f_very_5f_large"><text:span text:style-name="T5"> </text:span></text:span><text:span text:style-name="Outline_5f_very_5f_large"><text:span text:style-name="T4">v</text:span></text:span><text:span text:style-name="Outline_5f_very_5f_large"><text:span text:style-name="T5"> </text:span></text:span><text:span text:style-name="Outline_5f_very_5f_large"><text:span text:style-name="T4">v</text:span></text:span></text:p>
      <text:p text:style-name="P3"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text:span text:style-name="Outline_5f_large"><text:span text:style-name="T7"> </text:span></text:span><text:span text:style-name="Outline_5f_large"><text:span text:style-name="T6">v</text:span></text:span></text:p>
      <text:p text:style-name="P6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text:span text:style-name="Outline"><text:span text:style-name="T9"> </text:span></text:span><text:span text:style-name="Outline"><text:span text:style-name="T8">v</text:span></text:span></text:p>
      <text:p text:style-name="P7"><draw:line text:anchor-type="paragraph" draw:z-index="5" draw:style-name="gr4" draw:text-style-name="P13" svg:x1="-0.046cm" svg:y1="0.273cm" svg:x2="16.954cm" svg:y2="0.273cm"><text:p/></draw:line><draw:line text:anchor-type="paragraph" draw:z-index="6" draw:style-name="gr4" draw:text-style-name="P13" svg:x1="-0.046cm" svg:y1="0.674cm" svg:x2="16.954cm" svg:y2="0.674cm"><text:p/></draw:line><draw:line text:anchor-type="paragraph" draw:z-index="7" draw:style-name="gr4" draw:text-style-name="P13" svg:x1="-0.046cm" svg:y1="0.875cm" svg:x2="16.954cm" svg:y2="0.875cm"><text:p/></draw:line><draw:line text:anchor-type="paragraph" draw:z-index="8" draw:style-name="gr4" draw:text-style-name="P13" svg:x1="-0.046cm" svg:y1="0.474cm" svg:x2="16.954cm" svg:y2="0.474cm"><text:p/></draw:line><text:span text:style-name="Outline"><text:span text:style-name="T8">v</text:span></text:span></text:p>
      <text:p text:style-name="P7"><draw:line text:anchor-type="paragraph" draw:z-index="9" draw:style-name="gr4" draw:text-style-name="P13" svg:x1="-0.046cm" svg:y1="0.273cm" svg:x2="16.954cm" svg:y2="0.273cm"><text:p/></draw:line><draw:line text:anchor-type="paragraph" draw:z-index="10" draw:style-name="gr4" draw:text-style-name="P13" svg:x1="-0.046cm" svg:y1="0.875cm" svg:x2="16.954cm" svg:y2="0.875cm"><text:p/></draw:line><text:span text:style-name="Outline"><text:span text:style-name="T8">v</text:span></text:span></text:p>
      <text:p text:style-name="P9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iresias PCfont" svg:font-family="'Tiresias PCfont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4:50.764654661</dc:date>
    <dc:creator>Stephan Kreutzer</dc:creator>
    <meta:editing-duration>PT2H32M32S</meta:editing-duration>
    <meta:editing-cycles>5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54" meta:character-count="1288" meta:non-whitespace-character-count="755"/>
  </office:meta>
</office:document-meta>
</file>